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Написать</text:span><text:span text:style-name="T2"><text:s/></text:span><text:span text:style-name="T3">простенький</text:span><text:span text:style-name="T4"><text:s/></text:span><text:span text:style-name="T5">графический</text:span><text:span text:style-name="T6"><text:s/></text:span><text:span text:style-name="T7">редактор</text:span><text:span text:style-name="T8"><text:s/>(</text:span><text:span text:style-name="T9">на</text:span><text:span text:style-name="T10"><text:s/>WinForms),<text:s/></text:span><text:span text:style-name="T11">в</text:span><text:span text:style-name="T12"><text:s/></text:span><text:span text:style-name="T13">котором</text:span><text:span text:style-name="T14"><text:s/></text:span><text:span text:style-name="T15">будут</text:span><text:span text:style-name="T16"><text:s/></text:span><text:span text:style-name="T17">следующие</text:span><text:span text:style-name="T18"><text:s/></text:span><text:span text:style-name="T19">инструменты</text:span><text:span text:style-name="T20">:<text:s/></text:span><text:span text:style-name="T21">карандаш</text:span><text:span text:style-name="T22"><text:s/>(</text:span><text:span text:style-name="T23">произвольное</text:span><text:span text:style-name="T24"><text:s/></text:span><text:span text:style-name="T25">рисование</text:span><text:span text:style-name="T26">),<text:s/></text:span><text:span text:style-name="T27">прямая</text:span><text:span text:style-name="T28"><text:s/></text:span><text:span text:style-name="T29">линия</text:span><text:span text:style-name="T30">,<text:s/></text:span><text:span text:style-name="T31">прямоугольник</text:span><text:span text:style-name="T32"><text:s/></text:span><text:span text:style-name="T33">и</text:span><text:span text:style-name="T34"><text:s/></text:span><text:span text:style-name="T35">круг</text:span><text:span text:style-name="T36">.<text:s/></text:span><text:span text:style-name="T37">Редактор</text:span><text:span text:style-name="T38"><text:s/></text:span><text:span text:style-name="T39">должен</text:span><text:span text:style-name="T40"><text:s/></text:span><text:span text:style-name="T41">поддерживать</text:span><text:span text:style-name="T42"><text:s/></text:span><text:span text:style-name="T43">такие</text:span><text:span text:style-name="T44"><text:s/></text:span><text:span text:style-name="T45">возможности</text:span><text:span text:style-name="T46">:</text:span></text:p>
      <text:p text:style-name="P1"><text:span text:style-name="T46">-<text:s/></text:span><text:span text:style-name="T47">Возможность</text:span><text:span text:style-name="T48"><text:s/></text:span><text:span text:style-name="T49">задавать</text:span><text:span text:style-name="T50"><text:s/></text:span><text:span text:style-name="T51">цвет</text:span><text:span text:style-name="T52"><text:s/></text:span><text:span text:style-name="T53">объекта</text:span><text:span text:style-name="T54"><text:s/></text:span><text:span text:style-name="T55">и</text:span><text:span text:style-name="T56"><text:s/></text:span><text:span text:style-name="T57">фон</text:span><text:span text:style-name="T58"><text:s/></text:span><text:span text:style-name="T59">объекта</text:span><text:span text:style-name="T60"><text:s/>(</text:span><text:span text:style-name="T61">для</text:span><text:span text:style-name="T62"><text:s/></text:span><text:span text:style-name="T63">прямоугольник</text:span><text:span text:style-name="T64"><text:s/></text:span><text:span text:style-name="T65">и</text:span><text:span text:style-name="T66"><text:s/></text:span><text:span text:style-name="T67">круга</text:span><text:span text:style-name="T68">).</text:span></text:p>
      <text:p text:style-name="P1"><text:span text:style-name="T68">-<text:s/></text:span><text:span text:style-name="T69">Сохранение</text:span><text:span text:style-name="T70"><text:s/></text:span><text:span text:style-name="T71">рисунка</text:span><text:span text:style-name="T72"><text:s/></text:span><text:span text:style-name="T73">в</text:span><text:span text:style-name="T74"><text:s/></text:span><text:span text:style-name="T75">файл</text:span><text:span text:style-name="T76"><text:s/></text:span><text:span text:style-name="T77">и</text:span><text:span text:style-name="T78"><text:s/></text:span><text:span text:style-name="T79">его</text:span><text:span text:style-name="T80"><text:s/></text:span><text:span text:style-name="T81">загрузка</text:span><text:span text:style-name="T82">.</text:span></text:p>
      <text:p text:style-name="P1"><text:span text:style-name="T82">-<text:s/></text:span><text:span text:style-name="T83">Инвертирование</text:span><text:span text:style-name="T84"><text:s/></text:span><text:span text:style-name="T85">рисунка</text:span><text:span text:style-name="T86"><text:s/>(</text:span><text:span text:style-name="T87">в</text:span><text:span text:style-name="T88"><text:s/></text:span><text:span text:style-name="T89">принципе</text:span><text:span text:style-name="T90"><text:s/></text:span><text:span text:style-name="T91">любая</text:span><text:span text:style-name="T92"><text:s/></text:span><text:span text:style-name="T93">операция</text:span><text:span text:style-name="T94"><text:s/></text:span><text:span text:style-name="T95">над</text:span><text:span text:style-name="T96"><text:s/></text:span><text:span text:style-name="T97">рисунком</text:span><text:span text:style-name="T98">,<text:s/></text:span><text:span text:style-name="T99">главное</text:span><text:span text:style-name="T100">,<text:s/></text:span><text:span text:style-name="T101">что</text:span><text:span text:style-name="T102"><text:s/></text:span><text:span text:style-name="T103">она</text:span><text:span text:style-name="T104"><text:s/></text:span><text:span text:style-name="T105">должна</text:span><text:span text:style-name="T106"><text:s/></text:span><text:span text:style-name="T107">выполняться</text:span><text:span text:style-name="T108"><text:s/></text:span><text:span text:style-name="T109">в</text:span><text:span text:style-name="T110"><text:s/></text:span><text:span text:style-name="T111">фоновом</text:span><text:span text:style-name="T112"><text:s/></text:span><text:span text:style-name="T113">потоке</text:span><text:span text:style-name="T114"><text:s/>+<text:s/></text:span><text:span text:style-name="T115">отображать</text:span><text:span text:style-name="T116"><text:s/></text:span><text:span text:style-name="T117">прогресс</text:span><text:span text:style-name="T118"><text:s/></text:span><text:span text:style-name="T119">выполнения</text:span><text:span text:style-name="T120"><text:s/>(</text:span><text:span text:style-name="T121">замедлить</text:span><text:span text:style-name="T122"><text:s/></text:span><text:span text:style-name="T123">если</text:span><text:span text:style-name="T124"><text:s/></text:span><text:span text:style-name="T125">сильно</text:span><text:span text:style-name="T126"><text:s/></text:span><text:span text:style-name="T127">быстро</text:span><text:span text:style-name="T128">)). </text:span></text:p>
      <text:p text:style-name="P1"><text:span text:style-name="T129"/></text:p>
      <text:p text:style-name="P2"><text:span text:style-name="T1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